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78cm"/>
    </style:style>
    <style:style style:name="co2" style:family="table-column">
      <style:table-column-properties fo:break-before="auto" style:column-width="6.117cm"/>
    </style:style>
    <style:style style:name="co3" style:family="table-column">
      <style:table-column-properties fo:break-before="auto" style:column-width="8.391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3.3cm"/>
    </style:style>
    <style:style style:name="co6" style:family="table-column">
      <style:table-column-properties fo:break-before="auto" style:column-width="5.61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Open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font-name="Open Sans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Ope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Open Sans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alo_BoM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7" table:number-columns-repeated="56" table:default-cell-style-name="ce4"/>
        <table:table-row table:style-name="ro1"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Footprint</text:p>
          </table:table-cell>
          <table:table-cell table:style-name="ce1" office:value-type="string" calcext:value-type="string">
            <text:p>Quantity</text:p>
          </table:table-cell>
          <table:table-cell table:style-name="ce3" office:value-type="string" calcext:value-type="string">
            <text:p>LCSC Part #</text:p>
          </table:table-cell>
          <table:table-cell table:style-name="ce3" office:value-type="string" calcext:value-type="string">
            <text:p>Supplier and ref</text:p>
          </table:table-cell>
          <table:table-cell table:style-name="ce3" table:number-columns-repeated="56"/>
        </table:table-row>
        <table:table-row table:style-name="ro1">
          <table:table-cell office:value-type="string" calcext:value-type="string">
            <text:p>10uF ±20% 35V SMD,4x5.8mm Aluminum Electrolytic Capacitors - SMD RoHS</text:p>
          </table:table-cell>
          <table:table-cell office:value-type="string" calcext:value-type="string">
            <text:p>C1, C7</text:p>
          </table:table-cell>
          <table:table-cell office:value-type="string" calcext:value-type="string">
            <text:p>SMD,4x5.8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lcsc.com/product-detail/Aluminum-Electrolytic-Capacitors-SMD_PANASONIC-EEEFPV100UAR_C401760.html" xlink:type="simple">C401760</text:a></text:p>
          </table:table-cell>
          <table:table-cell office:value-type="string" calcext:value-type="string">
            <text:p>EEEFPV100UAR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00nF ±10% 50V X7R 0805 Multilayer Ceramic Capacitors MLCC - SMD/SMT RoHS</text:p>
          </table:table-cell>
          <table:table-cell office:value-type="string" calcext:value-type="string">
            <text:p>C2, C9, C10, C11, C12, C13, C14, C15, C16</text:p>
          </table:table-cell>
          <table:table-cell office:value-type="string" calcext:value-type="string">
            <text:p>0805_2012Met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lcsc.com/product-detail/Multilayer-Ceramic-Capacitors-MLCC-SMD-SMT_100nF-104-10-50V_C49678.html/?href=jlc-SMT" xlink:type="simple">C49678</text:a></text:p>
          </table:table-cell>
          <table:table-cell office:value-type="string" calcext:value-type="string">
            <text:p>CC0805KRX7R9BB10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uF ±10% 50V X7R 0805 Multilayer Ceramic Capacitors MLCC - SMD/SMT RoHS</text:p>
          </table:table-cell>
          <table:table-cell office:value-type="string" calcext:value-type="string">
            <text:p>C3, C4, C8</text:p>
          </table:table-cell>
          <table:table-cell office:value-type="string" calcext:value-type="string">
            <text:p>0805_2012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lcsc.com/product-detail/Multilayer-Ceramic-Capacitors-MLCC-SMD-SMT_SAMSUNG_CL21B105KBFNNNE_1uF-105-10-50V_C28323.html/?href=jlc-SMT" xlink:type="simple">C28323</text:a></text:p>
          </table:table-cell>
          <table:table-cell office:value-type="string" calcext:value-type="string">
            <text:p>CL21B105KBFNNN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0pF ±5% 50V NP0 0805 Multilayer Ceramic Capacitors MLCC - SMD/SMT RoHS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lcsc.com/product-detail/Multilayer-Ceramic-Capacitors-MLCC-SMD-SMT_20pF-200-5-50V_C105173.html" xlink:type="simple">C105173</text:a></text:p>
          </table:table-cell>
          <table:table-cell office:value-type="string" calcext:value-type="string">
            <text:p>CC0805JRNPO9BN2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GB 620~630nmRed,515~530nmGreen,465~475nmBlue SMD,5x5mm Light Emitting Diodes (LED) RoHS</text:p>
          </table:table-cell>
          <table:table-cell office:value-type="string" calcext:value-type="string">
            <text:p>D1-32</text:p>
          </table:table-cell>
          <table:table-cell office:value-type="string" calcext:value-type="string">
            <text:p>PLCC4_5.0x5.0mm_P3.2m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lcsc.com/product-detail/Light-Emitting-Diodes-LED_5050-RGBIntegrated-Light-4Pin_C114586.html" xlink:type="simple">C114586</text:a></text:p>
          </table:table-cell>
          <table:table-cell office:value-type="string" calcext:value-type="string">
            <text:p>WS2812B-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40V 2A 430mV @ 2A SMB(DO-214AA) Schottky Barrier Diodes (SBD) RoHS</text:p>
          </table:table-cell>
          <table:table-cell office:value-type="string" calcext:value-type="string">
            <text:p>D33, D34</text:p>
          </table:table-cell>
          <table:table-cell office:value-type="string" calcext:value-type="string">
            <text:p>SMB (DO-214A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lcsc.com/product-detail/Schottky-Barrier-Diodes-SBD_ON-Semicon_MBRS240LT3G_ON-Semicon-ON-MBRS240LT3G_C8165.html/?href=jlc-SMT" xlink:type="simple">C8165</text:a></text:p>
          </table:table-cell>
          <table:table-cell office:value-type="string" calcext:value-type="string">
            <text:p>MBRS240LT3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Yellow 592~594nm 0805 Light Emitting Diodes (LED) RoHS</text:p>
          </table:table-cell>
          <table:table-cell office:value-type="string" calcext:value-type="string">
            <text:p>D35, D36</text:p>
          </table:table-cell>
          <table:table-cell office:value-type="string" calcext:value-type="string">
            <text:p>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lcsc.com/product-detail/Light-Emitting-Diodes-LED_Yellow-light-0805-Highlighted_C2296.html/?href=jlc-SMT" xlink:type="simple">C2296</text:a></text:p>
          </table:table-cell>
          <table:table-cell office:value-type="string" calcext:value-type="string">
            <text:p>17-21SUYC/TR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ader，Breakaway 8 2 Surface Mount 2.54mm P=2.54mm Pin Header &amp; Female Header RoHS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Header_2x04_P2.54mm_Vertical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lcsc.com/product-detail/Pin-Header-Female-Header_Amphenol-ICC_95278-801A08LF_Amphenol-ICC-95278-801A08LF_C180230.html" xlink:type="simple">C180230</text:a></text:p>
          </table:table-cell>
          <table:table-cell office:value-type="string" calcext:value-type="string">
            <text:p>95278-801A08L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SB - Type C Female 24 SMD USB Connectors RoHS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XKB_connectivity USB_C 24 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lcsc.com/product-detail/USB-Connectors_XKB-Connectivity-U262-241N-4BV64_C388660.html" xlink:type="simple">C388660</text:a></text:p>
          </table:table-cell>
          <table:table-cell office:value-type="string" calcext:value-type="string">
            <text:p>U262-241N-4BV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C Power Receptacle Jack 2.5A 2.5mm 6.5mm SMD AC/DC Power Plugs &amp; Receptacles RoHS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XKB_connectivity_Jack 2.5A 2.5mm 6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lcsc.com/product-detail/AC-DC-Power-Plugs-Receptacles_XKB-Connectivity-DC-005-5A-2-5-SMT_C319133.html" xlink:type="simple">C319133</text:a></text:p>
          </table:table-cell>
          <table:table-cell office:value-type="string" calcext:value-type="string">
            <text:p>DC-005-5A-2.5-SM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ader，Breakaway 6 1 Surface Mount 2.54mm P=2.54mm Pin Header &amp; Female Header RoHS</text:p>
          </table:table-cell>
          <table:table-cell office:value-type="string" calcext:value-type="string">
            <text:p>P2, P5</text:p>
          </table:table-cell>
          <table:table-cell office:value-type="string" calcext:value-type="string">
            <text:p>PinHeader_1x06_P2.54mm_Vertical_SMD_Pin1Le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lcsc.com/product-detail/Pin-Header-Female-Header_Amphenol-ICC_95293-401A06LF_Amphenol-ICC-95293-401A06LF_C178297.html" xlink:type="simple">C178297</text:a></text:p>
          </table:table-cell>
          <table:table-cell office:value-type="string" calcext:value-type="string">
            <text:p>95293-401A06L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ader，Breakaway 6 2 Surface Mount 2.54mm SMD Pin Header &amp; Female Header RoHS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inHeader_2x03_P2.54mm_Vertical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lcsc.com/product-detail/Pin-Header-Female-Header_BOOMELE-Boom-Precision-Elec-C192301_C192301.html" xlink:type="simple">C192301</text:a></text:p>
          </table:table-cell>
          <table:table-cell office:value-type="string" calcext:value-type="string">
            <text:p>C19230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0kΩ ±1% 0.125W ±100ppm/℃ 0805 Chip Resistor - Surface Mount RoHS</text:p>
          </table:table-cell>
          <table:table-cell office:value-type="string" calcext:value-type="string">
            <text:p>R1, R2, R3, R4</text:p>
          </table:table-cell>
          <table:table-cell office:value-type="string" calcext:value-type="string">
            <text:p>0805_2012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lcsc.com/product-detail/Chip-Resistor-Surface-Mount_Uniroyal-Elec-0805W8F1002T5E_C17414.html/?href=jlc-SMT" xlink:type="simple">C17414</text:a></text:p>
          </table:table-cell>
          <table:table-cell office:value-type="string" calcext:value-type="string">
            <text:p>0805W8F1002T5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5.11kΩ ±1% 0.125W ±100ppm/℃ 0805 Chip Resistor - Surface Mount RoHS</text:p>
          </table:table-cell>
          <table:table-cell office:value-type="string" calcext:value-type="string">
            <text:p>R5, R6</text:p>
          </table:table-cell>
          <table:table-cell office:value-type="string" calcext:value-type="string">
            <text:p>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lcsc.com/product-detail/Chip-Resistor-Surface-Mount_Uniroyal-Elec-0805W8F5111T5E_C46039.html/?href=jlc-SMT" xlink:type="simple">C46039</text:a></text:p>
          </table:table-cell>
          <table:table-cell office:value-type="string" calcext:value-type="string">
            <text:p>0805W8F5111T5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kΩ ±1% 0.125W ±100ppm/℃ 0805 Chip Resistor - Surface Mount RoHS</text:p>
          </table:table-cell>
          <table:table-cell office:value-type="string" calcext:value-type="string">
            <text:p>R7, R8</text:p>
          </table:table-cell>
          <table:table-cell office:value-type="string" calcext:value-type="string">
            <text:p>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lcsc.com/product-detail/Chip-Resistor-Surface-Mount_Uniroyal-Elec-0805W8F1001T5E_C17513.html/?href=jlc-SMT" xlink:type="simple">C17513</text:a></text:p>
          </table:table-cell>
          <table:table-cell office:value-type="string" calcext:value-type="string">
            <text:p>0805W8F1001T5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PST 50mA @ 50VDC Vertical Round Button SMD,6x6mm Tactile Switches RoHS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MD, 6x6mm, H9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lcsc.com/product-detail/Tactile-Switches_E-Switch-TL3301AF160QG_C273519.html/?href=jlc-SMT" xlink:type="simple">C273519</text:a></text:p>
          </table:table-cell>
          <table:table-cell office:value-type="string" calcext:value-type="string">
            <text:p>TL3301AF160Q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ader，Breakaway 4 2 Surface Mount 2.54mm P=2.54mm Pin Header &amp; Female Header RoHS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PinHeader_1x02_P2.54mm_Vertical_SMD_Pin1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lcsc.com/product-detail/Pin-Header-Female-Header_Amphenol-ICC_95278-101A04LF_Amphenol-ICC-95278-101A04LF_C178293.html" xlink:type="simple">C178293</text:a></text:p>
          </table:table-cell>
          <table:table-cell office:value-type="string" calcext:value-type="string">
            <text:p>95278-101A04L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8-Bit FLASH AVR 20MHz 1.8V ~ 5.5V TQFP-32_7x7x08P ATMEL &amp; AVR RoHS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-32_7x7x08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lcsc.com/product-detail/ATMEL-AVR_ATMEL_ATMEGA328P-AU_ATMEGA328P-AU_C14877.html/?href=jlc-SMT" xlink:type="simple">C14877</text:a></text:p>
          </table:table-cell>
          <table:table-cell office:value-type="string" calcext:value-type="string">
            <text:p>ATMEGA328P-A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ixed 12V 5V 1.3V @ 1A SOT-223 Dropout Regulators(LDO) RoHS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lcsc.com/product-detail/Low-Dropout-Regulators-LDO_HTC_LM1117S-5-0_LM1117S-5-0_C126028.html/?href=jlc-SMT" xlink:type="simple">C126028</text:a></text:p>
          </table:table-cell>
          <table:table-cell office:value-type="string" calcext:value-type="string">
            <text:p>LM1117S-5.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6MHz ±10ppm 9pF 60Ω SMD-3225_4P SMD Crystal Resonators RoHS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SMD-3225_4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lcsc.com/product-detail/SMD-Crystal-Resonators_Yangxing-Tech-X322516MLB4SI_C13738.html/?href=jlc-SMT" xlink:type="simple">C13738</text:a></text:p>
          </table:table-cell>
          <table:table-cell office:value-type="string" calcext:value-type="string">
            <text:p>X322516MLB4SI</text:p>
          </table:table-cell>
          <table:table-cell table:number-columns-repeated="56"/>
        </table:table-row>
        <table:table-row table:style-name="ro1" table:number-rows-repeated="1048550">
          <table:table-cell table:number-columns-repeated="62"/>
        </table:table-row>
        <table:table-row table:style-name="ro2" table:number-rows-repeated="4">
          <table:table-cell table:number-columns-repeated="62"/>
        </table:table-row>
        <table:table-row table:style-name="ro2">
          <table:table-cell table:number-columns-repeated="62"/>
        </table:table-row>
      </table:table>
      <table:named-expressions/>
      <table:database-ranges>
        <table:database-range table:name="__Anonymous_Sheet_DB__0" table:target-range-address="halo_BoM.B2:halo_BoM.D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20:52:21.897130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03T22:02:15.787537506</dc:date>
    <dc:creator>Anool Mahidharia</dc:creator>
    <meta:editing-duration>PT5H21M39S</meta:editing-duration>
    <meta:editing-cycles>19</meta:editing-cycles>
    <meta:generator>LibreOffice/7.0.1.2$Linux_X86_64 LibreOffice_project/7cbcfc562f6eb6708b5ff7d7397325de9e764452</meta:generator>
    <meta:document-statistic meta:table-count="1" meta:cell-count="126" meta:object-count="0"/>
  </office:meta>
</office:document-meta>
</file>